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31a1" officeooo:paragraph-rsid="000331a1"/>
    </style:style>
    <style:style style:name="P2" style:family="paragraph" style:parent-style-name="Standard" style:list-style-name="L1">
      <style:text-properties officeooo:rsid="000510b3" officeooo:paragraph-rsid="000510b3"/>
    </style:style>
    <style:style style:name="P3" style:family="paragraph" style:parent-style-name="Standard" style:list-style-name="L1">
      <style:text-properties officeooo:rsid="00060295" officeooo:paragraph-rsid="0007f52b"/>
    </style:style>
    <style:style style:name="P4" style:family="paragraph" style:parent-style-name="Standard" style:list-style-name="L1">
      <style:text-properties officeooo:rsid="00092666" officeooo:paragraph-rsid="00092666"/>
    </style:style>
    <style:style style:name="P5" style:family="paragraph" style:parent-style-name="Standard" style:list-style-name="L1">
      <style:text-properties officeooo:rsid="00092666" officeooo:paragraph-rsid="000a5d0c"/>
    </style:style>
    <style:style style:name="P6" style:family="paragraph" style:parent-style-name="Standard">
      <style:text-properties officeooo:rsid="00092666" officeooo:paragraph-rsid="00092666"/>
    </style:style>
    <style:style style:name="P7" style:family="paragraph" style:parent-style-name="Standard">
      <style:text-properties officeooo:rsid="00092666" officeooo:paragraph-rsid="000a5d0c"/>
    </style:style>
    <style:style style:name="P8" style:family="paragraph" style:parent-style-name="Standard">
      <style:text-properties officeooo:rsid="000a5d0c" officeooo:paragraph-rsid="000a5d0c"/>
    </style:style>
    <style:style style:name="P9" style:family="paragraph" style:parent-style-name="Standard" style:list-style-name="L1">
      <style:text-properties officeooo:rsid="000a5d0c" officeooo:paragraph-rsid="000a5d0c"/>
    </style:style>
    <style:style style:name="P10" style:family="paragraph" style:parent-style-name="Standard" style:list-style-name="L1">
      <style:text-properties officeooo:rsid="000b5cd7" officeooo:paragraph-rsid="000b5cd7"/>
    </style:style>
    <style:style style:name="P11" style:family="paragraph" style:parent-style-name="Standard" style:list-style-name="L1">
      <style:text-properties officeooo:rsid="000b5cd7" officeooo:paragraph-rsid="000caca6"/>
    </style:style>
    <style:style style:name="P12" style:family="paragraph" style:parent-style-name="Standard" style:list-style-name="L1">
      <style:text-properties officeooo:rsid="000caca6" officeooo:paragraph-rsid="000caca6"/>
    </style:style>
    <style:style style:name="P13" style:family="paragraph" style:parent-style-name="Standard" style:list-style-name="L1">
      <style:text-properties officeooo:rsid="000caca6" officeooo:paragraph-rsid="000fea2f"/>
    </style:style>
    <style:style style:name="P14" style:family="paragraph" style:parent-style-name="Standard" style:list-style-name="L1">
      <style:text-properties officeooo:rsid="00103704" officeooo:paragraph-rsid="000df461"/>
    </style:style>
    <style:style style:name="P15" style:family="paragraph" style:parent-style-name="Standard">
      <style:text-properties officeooo:rsid="00133dcb" officeooo:paragraph-rsid="00133dcb"/>
    </style:style>
    <style:style style:name="T1" style:family="text">
      <style:text-properties officeooo:rsid="00060295"/>
    </style:style>
    <style:style style:name="T2" style:family="text">
      <style:text-properties officeooo:rsid="0006867d"/>
    </style:style>
    <style:style style:name="T3" style:family="text">
      <style:text-properties officeooo:rsid="00092666"/>
    </style:style>
    <style:style style:name="T4" style:family="text">
      <style:text-properties style:text-position="super 58%"/>
    </style:style>
    <style:style style:name="T5" style:family="text">
      <style:text-properties officeooo:rsid="000a5d0c"/>
    </style:style>
    <style:style style:name="T6" style:family="text">
      <style:text-properties officeooo:rsid="000b5cd7"/>
    </style:style>
    <style:style style:name="T7" style:family="text">
      <style:text-properties officeooo:rsid="000caca6"/>
    </style:style>
    <style:style style:name="T8" style:family="text">
      <style:text-properties officeooo:rsid="000df461"/>
    </style:style>
    <style:style style:name="T9" style:family="text">
      <style:text-properties officeooo:rsid="000fea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c<text:span text:style-name="T1">D</text:span>onough</text:p>
      <text:p text:style-name="P1">HW8</text:p>
      <text:p text:style-name="P1">CS549</text:p>
      <text:p text:style-name="P1">11/4/19</text:p>
      <text:p text:style-name="P1"/>
      <text:list xml:id="list5750284711851129549" text:style-name="L1">
        <text:list-item>
          <text:p text:style-name="P2">To find the minimum velocity from <text:span text:style-name="T1">any point</text:span> to a line <text:span text:style-name="T1">is a line perpendicular from the original line. </text:span></text:p>
          <text:p text:style-name="P3">From the origin, we can find that the line IxU+IyV+It = 0 is equal to V = IxU/Iy + It/Iy and the perpendicular line must be V = -Iy/Ix U + It/<text:span text:style-name="T2">Iy</text:span>. <text:span text:style-name="T2">As the line must cross through the origin, then </text:span></text:p>
          <text:p text:style-name="P3"><text:span text:style-name="T2">V = -Iy/Ix U</text:span></text:p>
        </text:list-item>
        <text:list-item>
          <text:p text:style-name="P12">note j = k2</text:p>
          <text:list>
            <text:list-item>
              <text:p text:style-name="P4">I(x,y,t) = e^((-1/2sig^2)(t^2-2((x/k)-(y/j))t + ((x/k)+(y/j))<text:span text:style-name="T4">2</text:span>))</text:p>
            </text:list-item>
          </text:list>
        </text:list-item>
      </text:list>
      <text:p text:style-name="P6"/>
      <text:p text:style-name="P8"><text:tab/>via partial differentiation</text:p>
      <text:p text:style-name="P6"/>
      <text:list xml:id="list221347363245334" text:continue-numbering="true" text:style-name="L1">
        <text:list-header>
          <text:p text:style-name="P4"><text:span text:style-name="T5">I</text:span>x = <text:s/>e^((-1/2sig^2)(t^2-2((x/k)-(y/j))t + ((x/k)+(y/j))<text:span text:style-name="T4">2</text:span>))*-(<text:span text:style-name="T5">yk+jx-Tkj/sig^2*k^2*j</text:span>)</text:p>
          <text:p text:style-name="P5"><text:span text:style-name="T5">Iy</text:span> = <text:s/>e^((-1/2sig^2)(t^2-2((x/k)-(y/j))t + ((x/k)+(y/j))<text:span text:style-name="T4">2</text:span>))*-(<text:span text:style-name="T5">yk+jx-Tkj/sig^2*k*j^2</text:span>)</text:p>
          <text:p text:style-name="P5"><text:span text:style-name="T5">It</text:span> = <text:s/>e^((-1/2sig^2)(t^2-2((x/k)-(y/j))t + ((x/k)+(y/j))<text:span text:style-name="T4">2</text:span>))*-(<text:span text:style-name="T5">kjt-xj+yk/sig^2*kj</text:span>)</text:p>
        </text:list-header>
      </text:list>
      <text:p text:style-name="P7"/>
      <text:list xml:id="list221345841928664" text:continue-numbering="true" text:style-name="L1">
        <text:list-item>
          <text:list>
            <text:list-item>
              <text:p text:style-name="P9">IxU+IyV+It = 0 </text:p>
              <text:p text:style-name="P9">= <text:span text:style-name="T3">-(</text:span>yk+jx-Tkj/sig^2*k^2*j<text:span text:style-name="T3">)</text:span>U + <text:span text:style-name="T3">-(</text:span>yk+jx-Tkj/sig^2*k*j^2<text:span text:style-name="T3">)</text:span>V<text:span text:style-name="T3"> </text:span>+ <text:span text:style-name="T3">-(</text:span>kjt-xj+yk/sig^2*kj<text:span text:style-name="T3">)</text:span></text:p>
            </text:list-item>
          </text:list>
        </text:list-item>
        <text:list-item>
          <text:p text:style-name="P10">using partial differentiation, <text:span text:style-name="T7">where b = c2 and c = c1</text:span></text:p>
          <text:list>
            <text:list-item>
              <text:p text:style-name="P11">Ix = dI0+<text:span text:style-name="T7">(</text:span>x-ct<text:span text:style-name="T7">)</text:span></text:p>
              <text:p text:style-name="P10">Iy = <text:span text:style-name="T7">dI0+(y-bt)</text:span></text:p>
              <text:p text:style-name="P12">It = 0.5(-2c(x-ct)-2b(y-bt))</text:p>
            </text:list-item>
            <text:list-item>
              <text:p text:style-name="P12">0 = (<text:span text:style-name="T6">dI0+</text:span>(<text:span text:style-name="T6">x-ct</text:span>))U + (dI0+(<text:span text:style-name="T8">y</text:span>-bt))V + 0.5(-2c(x-ct)-2b(y-bt))</text:p>
            </text:list-item>
          </text:list>
          <text:p text:style-name="P12"/>
        </text:list-item>
      </text:list>
      <text:p text:style-name="P15"/>
      <text:list xml:id="list221347273489692" text:continue-numbering="true" text:style-name="L1">
        <text:list-item>
          <text:list>
            <text:list-header>
              <text:p text:style-name="P14"/>
              <text:p text:style-name="P13"/>
              <text:p text:style-name="P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1:09:33.018847268</meta:creation-date>
    <dc:date>2019-11-03T22:13:19.332231695</dc:date>
    <meta:editing-duration>PT16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39" meta:character-count="970" meta:non-whitespace-character-count="851"/>
  </office:meta>
</office:document-meta>
</file>